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1d9" officeooo:paragraph-rsid="0001a1d9"/>
    </style:style>
    <style:style style:name="P2" style:family="paragraph" style:parent-style-name="Standard">
      <style:text-properties officeooo:paragraph-rsid="0001a1d9"/>
    </style:style>
    <style:style style:name="P3" style:family="paragraph" style:parent-style-name="Standard">
      <style:text-properties fo:font-weight="bold" officeooo:rsid="0001a1d9" officeooo:paragraph-rsid="0001a1d9" style:font-weight-asian="bold" style:font-weight-complex="bold"/>
    </style:style>
    <style:style style:name="P4" style:family="paragraph" style:parent-style-name="Standard">
      <style:text-properties fo:font-weight="bold" officeooo:rsid="0001a1d9" officeooo:paragraph-rsid="0001a1d9" style:font-weight-asian="bold" style:font-weight-complex="bold"/>
    </style:style>
    <style:style style:name="P5" style:family="paragraph" style:parent-style-name="Standard">
      <style:text-properties fo:font-weight="bold" officeooo:rsid="0004a8d3" officeooo:paragraph-rsid="0004a8d3" style:font-weight-asian="bold" style:font-weight-complex="bold"/>
    </style:style>
    <style:style style:name="P6" style:family="paragraph" style:parent-style-name="Standard">
      <style:text-properties fo:font-weight="bold" officeooo:rsid="0005c0f2" officeooo:paragraph-rsid="0005c0f2" style:font-weight-asian="bold" style:font-weight-complex="bold"/>
    </style:style>
    <style:style style:name="P7" style:family="paragraph" style:parent-style-name="Standard">
      <style:text-properties officeooo:rsid="0001a1d9" officeooo:paragraph-rsid="0001a1d9"/>
    </style:style>
    <style:style style:name="P8" style:family="paragraph" style:parent-style-name="Standard">
      <style:text-properties officeooo:paragraph-rsid="0005c0f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6011" style:font-weight-asian="normal" style:font-weight-complex="normal"/>
    </style:style>
    <style:style style:name="T3" style:family="text">
      <style:text-properties fo:font-weight="normal" officeooo:rsid="0005c0f2" style:font-weight-asian="normal" style:font-weight-complex="normal"/>
    </style:style>
    <style:style style:name="T4" style:family="text">
      <style:text-properties officeooo:rsid="000760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upgraded code of sync_rpi_data.php</text:p>
      <text:p text:style-name="P1"/>
      <text:p text:style-name="P1">&lt;?php</text:p>
      <text:p text:style-name="P1">require_once __DIR__ . '/../../required/db_connect.php';</text:p>
      <text:p text:style-name="P1">$input = file_get_contents("php://input");</text:p>
      <text:p text:style-name="P1">$error = 0;</text:p>
      <text:p text:style-name="P1">$out_json = array();</text:p>
      <text:p text:style-name="P1">$out_json['success'] = 1; //assume success</text:p>
      <text:p text:style-name="P1">$SW1_status = 0;</text:p>
      <text:p text:style-name="P1">$SW2_status = 0;</text:p>
      <text:p text:style-name="P1">$LED1_status = 0;</text:p>
      <text:p text:style-name="P1">$LED2_status = 0;</text:p>
      <text:p text:style-name="P1">if ($input)</text:p>
      <text:p text:style-name="P1">{</text:p>
      <text:p text:style-name="P1"><text:s text:c="4"/>$json = json_decode($input, true); //check if it json input</text:p>
      <text:p text:style-name="P1"><text:s text:c="4"/>if (json_last_error() == JSON_ERROR_NONE)</text:p>
      <text:p text:style-name="P1"><text:s text:c="4"/>{</text:p>
      <text:p text:style-name="P1"><text:s text:c="8"/>if (isset($json["username"]) &amp;&amp; isset($json["password"]) &amp;&amp; isset($json["SW1"]) &amp;&amp; isset($json["SW2"]) &amp;&amp; isset($json["LED1"]) &amp;&amp; isset($json["LED2"]))</text:p>
      <text:p text:style-name="P1"><text:s text:c="8"/>{</text:p>
      <text:p text:style-name="P1"><text:s text:c="12"/>$in_username = $json["username"];</text:p>
      <text:p text:style-name="P1"><text:s text:c="12"/>$in_password = $json["password"]; //if the expected fields are not null, get them</text:p>
      <text:p text:style-name="P1"><text:s text:c="12"/>$in_SW1 = $json["SW1"];</text:p>
      <text:p text:style-name="P1"><text:tab/><text:tab/><text:tab/>$in_SW2 = $json["SW2"];</text:p>
      <text:p text:style-name="P1"><text:s text:c="12"/>$in_LED1 = $json["LED1"];</text:p>
      <text:p text:style-name="P1"><text:s text:c="12"/>$in_LED2 = $json["LED2"];</text:p>
      <text:p text:style-name="P1"><text:s text:c="12"/>if ($stmt = $mysqli-&gt;prepare("SELECT password FROM Users WHERE pname = ? LIMIT 1"))</text:p>
      <text:p text:style-name="P1"><text:s text:c="12"/>{</text:p>
      <text:p text:style-name="P1"><text:s text:c="16"/>$stmt-&gt;bind_param('s', $in_username);</text:p>
      <text:p text:style-name="P1"><text:s text:c="16"/>$stmt-&gt;execute();</text:p>
      <text:p text:style-name="P1"><text:s text:c="16"/>$stmt-&gt;store_result(); //store_result to get num_rows etc.</text:p>
      <text:p text:style-name="P1"><text:s text:c="16"/>$stmt-&gt;bind_result($db_password); //get the hashed password</text:p>
      <text:p text:style-name="P1"><text:s text:c="16"/>$stmt-&gt;fetch();</text:p>
      <text:p text:style-name="P1"><text:s text:c="16"/>if ($stmt-&gt;num_rows == 1)</text:p>
      <text:p text:style-name="P1"><text:s text:c="16"/>{ //if user exists, verify the password</text:p>
      <text:p text:style-name="P1"><text:s text:c="20"/>if (password_verify($in_password, $db_password))</text:p>
      <text:p text:style-name="P1"><text:s text:c="20"/>{</text:p>
      <text:p text:style-name="P1"><text:tab/><text:tab/><text:tab/><text:tab/><text:tab/><text:tab/>$stmt-&gt;close();</text:p>
      <text:p text:style-name="P1"><text:s text:c="24"/>if ($stmt = $mysqli-&gt;prepare("UPDATE SensorsAndActuators SET DeviceStatus=? WHERE DevID = 'SW1'"))</text:p>
      <text:p text:style-name="P1"><text:s text:c="24"/>{ //update SW1</text:p>
      <text:p text:style-name="P1"><text:s text:c="28"/>$stmt-&gt;bind_param('i', $in_SW1);</text:p>
      <text:p text:style-name="P1"><text:s text:c="28"/>$stmt-&gt;execute();</text:p>
      <text:p text:style-name="P1"><text:s text:c="24"/>}</text:p>
      <text:p text:style-name="P1"><text:s text:c="24"/>else</text:p>
      <text:p text:style-name="P1"><text:s text:c="24"/>{</text:p>
      <text:p text:style-name="P1"><text:s text:c="28"/>$error = 1;</text:p>
      <text:p text:style-name="P1"><text:s text:c="24"/>}</text:p>
      <text:p text:style-name="P1"><text:soft-page-break/><text:s text:c="24"/>$stmt-&gt;close();<text:tab/><text:tab/><text:tab/><text:tab/></text:p>
      <text:p text:style-name="P1"><text:s text:c="24"/>if (!$error &amp;&amp; ($stmt = $mysqli-&gt;prepare("SELECT DeviceStatus FROM SensorsAndActuators WHERE DevID = 'SW1'")))</text:p>
      <text:p text:style-name="P1"><text:s text:c="24"/>{ //read SW1</text:p>
      <text:p text:style-name="P1"><text:s text:c="28"/>$stmt-&gt;execute();</text:p>
      <text:p text:style-name="P1"><text:s text:c="28"/>$stmt-&gt;bind_result($SW1_status);</text:p>
      <text:p text:style-name="P1"><text:s text:c="28"/>$stmt-&gt;fetch();</text:p>
      <text:p text:style-name="P1"><text:s text:c="24"/>}</text:p>
      <text:p text:style-name="P1"><text:s text:c="24"/>else</text:p>
      <text:p text:style-name="P1"><text:s text:c="24"/>{</text:p>
      <text:p text:style-name="P1"><text:s text:c="28"/>$error = 2;</text:p>
      <text:p text:style-name="P1"><text:s text:c="24"/>}</text:p>
      <text:p text:style-name="P1"><text:s text:c="24"/>$stmt-&gt;close();<text:tab/></text:p>
      <text:p text:style-name="P1"><text:s text:c="24"/>if ($stmt = $mysqli-&gt;prepare("UPDATE SensorsAndActuators SET DeviceStatus=? WHERE DevID = 'SW2'"))</text:p>
      <text:p text:style-name="P1"><text:s text:c="24"/>{ //update SW1</text:p>
      <text:p text:style-name="P1"><text:s text:c="28"/>$stmt-&gt;bind_param('i', $in_SW2);</text:p>
      <text:p text:style-name="P1"><text:s text:c="28"/>$stmt-&gt;execute();</text:p>
      <text:p text:style-name="P1"><text:s text:c="24"/>}</text:p>
      <text:p text:style-name="P1"><text:s text:c="24"/>else</text:p>
      <text:p text:style-name="P1"><text:s text:c="24"/>{</text:p>
      <text:p text:style-name="P1"><text:s text:c="28"/>$error = 1;</text:p>
      <text:p text:style-name="P1"><text:s text:c="24"/>}</text:p>
      <text:p text:style-name="P1"><text:s text:c="24"/>$stmt-&gt;close();<text:tab/><text:tab/><text:tab/><text:tab/></text:p>
      <text:p text:style-name="P1"><text:s text:c="24"/>if (!$error &amp;&amp; ($stmt = $mysqli-&gt;prepare("SELECT DeviceStatus FROM SensorsAndActuators WHERE DevID = 'SW2'")))</text:p>
      <text:p text:style-name="P1"><text:s text:c="24"/>{ //read SW1</text:p>
      <text:p text:style-name="P1"><text:s text:c="28"/>$stmt-&gt;execute();</text:p>
      <text:p text:style-name="P1"><text:s text:c="28"/>$stmt-&gt;bind_result($SW2_status);</text:p>
      <text:p text:style-name="P1"><text:s text:c="28"/>$stmt-&gt;fetch();</text:p>
      <text:p text:style-name="P1"><text:s text:c="24"/>}</text:p>
      <text:p text:style-name="P1"><text:s text:c="24"/>else</text:p>
      <text:p text:style-name="P1"><text:s text:c="24"/>{</text:p>
      <text:p text:style-name="P1"><text:s text:c="28"/>$error = 2;</text:p>
      <text:p text:style-name="P1"><text:s text:c="24"/>}</text:p>
      <text:p text:style-name="P1"><text:s text:c="24"/>$stmt-&gt;close();<text:tab/><text:tab/><text:tab/></text:p>
      <text:p text:style-name="P1"><text:s text:c="24"/>if (!$error &amp;&amp; ($stmt = $mysqli-&gt;prepare("SELECT DeviceStatus FROM SensorsAndActuators WHERE DevID = 'LED1'")))</text:p>
      <text:p text:style-name="P1"><text:s text:c="24"/>{ //read LED1</text:p>
      <text:p text:style-name="P1"><text:s text:c="28"/>$stmt-&gt;execute();</text:p>
      <text:p text:style-name="P1"><text:s text:c="28"/>$stmt-&gt;bind_result($LED1_status);</text:p>
      <text:p text:style-name="P1"><text:s text:c="28"/>$stmt-&gt;fetch();</text:p>
      <text:p text:style-name="P1"><text:s text:c="24"/>}</text:p>
      <text:p text:style-name="P1"><text:s text:c="24"/>else</text:p>
      <text:p text:style-name="P1"><text:s text:c="24"/>{</text:p>
      <text:p text:style-name="P1"><text:s text:c="28"/>$error = 3;</text:p>
      <text:p text:style-name="P1"><text:s text:c="24"/>}</text:p>
      <text:p text:style-name="P1"><text:s text:c="24"/>$stmt-&gt;close();</text:p>
      <text:p text:style-name="P1"><text:soft-page-break/><text:s text:c="24"/>if (!$error &amp;&amp; ($stmt = $mysqli-&gt;prepare("SELECT DeviceStatus FROM SensorsAndActuators WHERE DevID = 'LED2'")))</text:p>
      <text:p text:style-name="P1"><text:s text:c="24"/>{ //read LED1</text:p>
      <text:p text:style-name="P1"><text:s text:c="28"/>$stmt-&gt;execute();</text:p>
      <text:p text:style-name="P1"><text:s text:c="28"/>$stmt-&gt;bind_result($LED2_status);</text:p>
      <text:p text:style-name="P1"><text:s text:c="28"/>$stmt-&gt;fetch();</text:p>
      <text:p text:style-name="P1"><text:s text:c="24"/>}</text:p>
      <text:p text:style-name="P1"><text:s text:c="24"/>else</text:p>
      <text:p text:style-name="P1"><text:s text:c="24"/>{</text:p>
      <text:p text:style-name="P1"><text:s text:c="28"/>$error = 3;</text:p>
      <text:p text:style-name="P1"><text:s text:c="24"/>}</text:p>
      <text:p text:style-name="P1"><text:s text:c="24"/>$stmt-&gt;close();</text:p>
      <text:p text:style-name="P1"><text:s text:c="20"/>}</text:p>
      <text:p text:style-name="P1"><text:s text:c="20"/>else</text:p>
      <text:p text:style-name="P1"><text:s text:c="20"/>{</text:p>
      <text:p text:style-name="P1"><text:s text:c="24"/>$error = 4;</text:p>
      <text:p text:style-name="P1"><text:s text:c="20"/>}</text:p>
      <text:p text:style-name="P1"><text:s text:c="16"/>}</text:p>
      <text:p text:style-name="P1"><text:s text:c="16"/>else</text:p>
      <text:p text:style-name="P1"><text:s text:c="16"/>{</text:p>
      <text:p text:style-name="P1"><text:s text:c="20"/>$error = 5;</text:p>
      <text:p text:style-name="P1"><text:s text:c="16"/>}</text:p>
      <text:p text:style-name="P1"><text:s text:c="12"/>}</text:p>
      <text:p text:style-name="P1"><text:s text:c="12"/>else</text:p>
      <text:p text:style-name="P1"><text:s text:c="12"/>{</text:p>
      <text:p text:style-name="P1"><text:s text:c="16"/>$error = 6;</text:p>
      <text:p text:style-name="P1"><text:s text:c="12"/>}</text:p>
      <text:p text:style-name="P1"><text:s text:c="8"/>}</text:p>
      <text:p text:style-name="P1"><text:s text:c="8"/>else</text:p>
      <text:p text:style-name="P1"><text:s text:c="8"/>{</text:p>
      <text:p text:style-name="P1"><text:s text:c="12"/>$error = 7;</text:p>
      <text:p text:style-name="P1"><text:s text:c="8"/>}</text:p>
      <text:p text:style-name="P1"><text:s text:c="4"/>}</text:p>
      <text:p text:style-name="P1"><text:s text:c="4"/>else</text:p>
      <text:p text:style-name="P1"><text:s text:c="4"/>{</text:p>
      <text:p text:style-name="P1"><text:s text:c="8"/>$error = 8;</text:p>
      <text:p text:style-name="P1"><text:s text:c="4"/>}</text:p>
      <text:p text:style-name="P1">}</text:p>
      <text:p text:style-name="P1">else</text:p>
      <text:p text:style-name="P1">{</text:p>
      <text:p text:style-name="P1"><text:s text:c="4"/>$error = 9;</text:p>
      <text:p text:style-name="P1">}</text:p>
      <text:p text:style-name="P1">if ($error)</text:p>
      <text:p text:style-name="P1">{</text:p>
      <text:p text:style-name="P1"><text:s text:c="4"/>$out_json['success'] = 0; //flag failure</text:p>
      <text:p text:style-name="P1"><text:s text:c="4"/></text:p>
      <text:p text:style-name="P1">}</text:p>
      <text:p text:style-name="P1">$out_json['SW1'] = $SW1_status;</text:p>
      <text:p text:style-name="P1">$out_json['SW2'] = $SW2_status;</text:p>
      <text:p text:style-name="P1"><text:soft-page-break/>$out_json['LED1'] = $LED1_status;</text:p>
      <text:p text:style-name="P1">$out_json['LED2'] = $LED2_status;</text:p>
      <text:p text:style-name="P1">$out_json['error'] = $error; //provide error (if any) number for debugging</text:p>
      <text:p text:style-name="P1">echo json_encode($out_json); //encode the data in json format</text:p>
      <text:p text:style-name="P1"/>
      <text:p text:style-name="P1">?&gt;</text:p>
      <text:p text:style-name="P1"/>
      <text:p text:style-name="P3">The upgraded code of sync_android_data.php</text:p>
      <text:p text:style-name="P2"/>
      <text:p text:style-name="P2">&lt;?php</text:p>
      <text:p text:style-name="P2">require_once __DIR__ . '/../../required/db_connect.php';</text:p>
      <text:p text:style-name="P2">$input = file_get_contents("php://input");</text:p>
      <text:p text:style-name="P2">$error = 0;</text:p>
      <text:p text:style-name="P2">$out_json = array();</text:p>
      <text:p text:style-name="P2">$out_json['success'] = 1; //assume success</text:p>
      <text:p text:style-name="P2">$SW1_status = 0;</text:p>
      <text:p text:style-name="P2">$SW2_status = 0;</text:p>
      <text:p text:style-name="P2">$LED1_status = 0;</text:p>
      <text:p text:style-name="P2">$LED2_status = 0;</text:p>
      <text:p text:style-name="P2">if ($input)</text:p>
      <text:p text:style-name="P2">{</text:p>
      <text:p text:style-name="P2"><text:s text:c="4"/>$json = json_decode($input, true); //check if it json input</text:p>
      <text:p text:style-name="P2"><text:s text:c="4"/>if (json_last_error() == JSON_ERROR_NONE)</text:p>
      <text:p text:style-name="P2"><text:s text:c="4"/>{</text:p>
      <text:p text:style-name="P2"><text:s text:c="8"/>if (isset($json["username"]) &amp;&amp; isset($json["password"]) &amp;&amp; isset($json["SW1"]) &amp;&amp; isset($json["LED1"]) &amp;&amp; isset($json["SW2"]) &amp;&amp; isset($json["LED2"]))</text:p>
      <text:p text:style-name="P2"><text:s text:c="8"/>{</text:p>
      <text:p text:style-name="P2"><text:s text:c="12"/>$in_username = $json["username"];</text:p>
      <text:p text:style-name="P2"><text:s text:c="12"/>$in_password = $json["password"]; //if the expected fields are not null, get them</text:p>
      <text:p text:style-name="P2"><text:s text:c="12"/>$in_SW1 = $json["SW1"];</text:p>
      <text:p text:style-name="P2"><text:s text:c="12"/>$in_SW2 = $json["SW2"];</text:p>
      <text:p text:style-name="P2"><text:s text:c="12"/>$in_LED1 = $json["LED1"];</text:p>
      <text:p text:style-name="P2"><text:s text:c="12"/>$in_LED2 = $json["LED2"];</text:p>
      <text:p text:style-name="P2"><text:s text:c="12"/>if ($stmt = $mysqli-&gt;prepare("SELECT password FROM Users WHERE pname = ? LIMIT 1"))</text:p>
      <text:p text:style-name="P2"><text:s text:c="12"/>{</text:p>
      <text:p text:style-name="P2"><text:s text:c="16"/>$stmt-&gt;bind_param('s', $in_username);</text:p>
      <text:p text:style-name="P2"><text:s text:c="16"/>$stmt-&gt;execute();</text:p>
      <text:p text:style-name="P2"><text:s text:c="16"/>$stmt-&gt;store_result(); //store_result to get num_rows etc.</text:p>
      <text:p text:style-name="P2"><text:s text:c="16"/>$stmt-&gt;bind_result($db_password); //get the hashed password</text:p>
      <text:p text:style-name="P2"><text:s text:c="16"/>$stmt-&gt;fetch();</text:p>
      <text:p text:style-name="P2"><text:s text:c="16"/>if ($stmt-&gt;num_rows == 1)</text:p>
      <text:p text:style-name="P2"><text:s text:c="16"/>{ //if user exists, verify the password</text:p>
      <text:p text:style-name="P2"><text:s text:c="20"/>if (password_verify($in_password, $db_password))</text:p>
      <text:p text:style-name="P2"><text:s text:c="20"/>{</text:p>
      <text:p text:style-name="P2"><text:s text:c="24"/>$stmt-&gt;close();</text:p>
      <text:p text:style-name="P2"><text:s text:c="24"/>if ($stmt = $mysqli-&gt;prepare("UPDATE SensorsAndActuators SET DeviceStatus=? WHERE DevID = 'SW1'"))</text:p>
      <text:p text:style-name="P2"><text:s text:c="24"/>{ //update SW1</text:p>
      <text:p text:style-name="P2"><text:soft-page-break/><text:s text:c="28"/>$stmt-&gt;bind_param('i', $in_SW1);</text:p>
      <text:p text:style-name="P2"><text:s text:c="28"/>$stmt-&gt;execute();</text:p>
      <text:p text:style-name="P2"><text:s text:c="24"/>}</text:p>
      <text:p text:style-name="P2"><text:s text:c="24"/>else</text:p>
      <text:p text:style-name="P2"><text:s text:c="24"/>{</text:p>
      <text:p text:style-name="P2"><text:s text:c="28"/>$error = 1;</text:p>
      <text:p text:style-name="P2"><text:s text:c="24"/>}</text:p>
      <text:p text:style-name="P2"><text:s text:c="24"/>$stmt-&gt;close(); <text:s text:c="12"/></text:p>
      <text:p text:style-name="P2"><text:s text:c="24"/>if (!$error &amp;&amp; ($stmt = $mysqli-&gt;prepare("SELECT DeviceStatus FROM SensorsAndActuators WHERE DevID = 'SW1'")))</text:p>
      <text:p text:style-name="P2"><text:s text:c="24"/>{ //read SW1</text:p>
      <text:p text:style-name="P2"><text:s text:c="28"/>$stmt-&gt;execute();</text:p>
      <text:p text:style-name="P2"><text:s text:c="28"/>$stmt-&gt;bind_result($SW1_status);</text:p>
      <text:p text:style-name="P2"><text:s text:c="28"/>$stmt-&gt;fetch();</text:p>
      <text:p text:style-name="P2"><text:s text:c="24"/>}</text:p>
      <text:p text:style-name="P2"><text:s text:c="24"/>else</text:p>
      <text:p text:style-name="P2"><text:s text:c="24"/>{</text:p>
      <text:p text:style-name="P2"><text:s text:c="28"/>$error = 2;</text:p>
      <text:p text:style-name="P2"><text:s text:c="24"/>}</text:p>
      <text:p text:style-name="P2"><text:s text:c="24"/>$stmt-&gt;close(); </text:p>
      <text:p text:style-name="P2"><text:s text:c="24"/>if ($stmt = $mysqli-&gt;prepare("UPDATE SensorsAndActuators SET DeviceStatus=? WHERE DevID = 'SW2'"))</text:p>
      <text:p text:style-name="P2"><text:s text:c="24"/>{ //update SW1</text:p>
      <text:p text:style-name="P2"><text:s text:c="28"/>$stmt-&gt;bind_param('i', $in_SW2);</text:p>
      <text:p text:style-name="P2"><text:s text:c="28"/>$stmt-&gt;execute();</text:p>
      <text:p text:style-name="P2"><text:s text:c="24"/>}</text:p>
      <text:p text:style-name="P2"><text:s text:c="24"/>else</text:p>
      <text:p text:style-name="P2"><text:s text:c="24"/>{</text:p>
      <text:p text:style-name="P2"><text:s text:c="28"/>$error = 1;</text:p>
      <text:p text:style-name="P2"><text:s text:c="24"/>}</text:p>
      <text:p text:style-name="P2"><text:s text:c="24"/>$stmt-&gt;close(); <text:s text:c="12"/></text:p>
      <text:p text:style-name="P2"><text:s text:c="24"/>if (!$error &amp;&amp; ($stmt = $mysqli-&gt;prepare("SELECT DeviceStatus FROM SensorsAndActuators WHERE DevID = 'SW2'")))</text:p>
      <text:p text:style-name="P2"><text:s text:c="24"/>{ //read SW1</text:p>
      <text:p text:style-name="P2"><text:s text:c="28"/>$stmt-&gt;execute();</text:p>
      <text:p text:style-name="P2"><text:s text:c="28"/>$stmt-&gt;bind_result($SW2_status);</text:p>
      <text:p text:style-name="P2"><text:s text:c="28"/>$stmt-&gt;fetch();</text:p>
      <text:p text:style-name="P2"><text:s text:c="24"/>}</text:p>
      <text:p text:style-name="P2"><text:s text:c="24"/>else</text:p>
      <text:p text:style-name="P2"><text:s text:c="24"/>{</text:p>
      <text:p text:style-name="P2"><text:s text:c="28"/>$error = 2;</text:p>
      <text:p text:style-name="P2"><text:s text:c="24"/>}</text:p>
      <text:p text:style-name="P2"><text:s text:c="24"/>$stmt-&gt;close(); <text:s text:c="8"/></text:p>
      <text:p text:style-name="P2"><text:s text:c="24"/>if (!$error &amp;&amp; ($stmt = $mysqli-&gt;prepare("SELECT DeviceStatus FROM SensorsAndActuators WHERE DevID = 'LED1'")))</text:p>
      <text:p text:style-name="P2"><text:s text:c="24"/>{ //read LED1</text:p>
      <text:p text:style-name="P2"><text:s text:c="28"/>$stmt-&gt;execute();</text:p>
      <text:p text:style-name="P2"><text:s text:c="28"/>$stmt-&gt;bind_result($LED1_status);</text:p>
      <text:p text:style-name="P2"><text:s text:c="28"/>$stmt-&gt;fetch();</text:p>
      <text:p text:style-name="P2"><text:soft-page-break/><text:s text:c="24"/>}</text:p>
      <text:p text:style-name="P2"><text:s text:c="24"/>else</text:p>
      <text:p text:style-name="P2"><text:s text:c="24"/>{</text:p>
      <text:p text:style-name="P2"><text:s text:c="28"/>$error = 3;</text:p>
      <text:p text:style-name="P2"><text:s text:c="24"/>}</text:p>
      <text:p text:style-name="P2"><text:s text:c="24"/>$stmt-&gt;close();</text:p>
      <text:p text:style-name="P2"><text:s text:c="24"/>if (!$error &amp;&amp; ($stmt = $mysqli-&gt;prepare("SELECT DeviceStatus FROM SensorsAndActuators WHERE DevID = 'LED2'")))</text:p>
      <text:p text:style-name="P2"><text:s text:c="24"/>{ //read LED1</text:p>
      <text:p text:style-name="P2"><text:s text:c="28"/>$stmt-&gt;execute();</text:p>
      <text:p text:style-name="P2"><text:s text:c="28"/>$stmt-&gt;bind_result($LED2_status);</text:p>
      <text:p text:style-name="P2"><text:s text:c="28"/>$stmt-&gt;fetch();</text:p>
      <text:p text:style-name="P2"><text:s text:c="24"/>}</text:p>
      <text:p text:style-name="P2"><text:s text:c="24"/>else</text:p>
      <text:p text:style-name="P2"><text:s text:c="24"/>{</text:p>
      <text:p text:style-name="P2"><text:s text:c="28"/>$error = 3;</text:p>
      <text:p text:style-name="P2"><text:s text:c="24"/>}</text:p>
      <text:p text:style-name="P2"><text:s text:c="24"/>$stmt-&gt;close();</text:p>
      <text:p text:style-name="P2"><text:s text:c="20"/>}</text:p>
      <text:p text:style-name="P2"><text:s text:c="20"/>else</text:p>
      <text:p text:style-name="P2"><text:s text:c="20"/>{</text:p>
      <text:p text:style-name="P2"><text:s text:c="24"/>$error = 4;</text:p>
      <text:p text:style-name="P2"><text:s text:c="20"/>}</text:p>
      <text:p text:style-name="P2"><text:s text:c="16"/>}</text:p>
      <text:p text:style-name="P2"><text:s text:c="16"/>else</text:p>
      <text:p text:style-name="P2"><text:s text:c="16"/>{</text:p>
      <text:p text:style-name="P2"><text:s text:c="20"/>$error = 5;</text:p>
      <text:p text:style-name="P2"><text:s text:c="16"/>}</text:p>
      <text:p text:style-name="P2"><text:s text:c="12"/>}</text:p>
      <text:p text:style-name="P2"><text:s text:c="12"/>else</text:p>
      <text:p text:style-name="P2"><text:s text:c="12"/>{</text:p>
      <text:p text:style-name="P2"><text:s text:c="16"/>$error = 6;</text:p>
      <text:p text:style-name="P2"><text:s text:c="12"/>}</text:p>
      <text:p text:style-name="P2"><text:s text:c="8"/>}</text:p>
      <text:p text:style-name="P2"><text:s text:c="8"/>else</text:p>
      <text:p text:style-name="P2"><text:s text:c="8"/>{</text:p>
      <text:p text:style-name="P2"><text:s text:c="12"/>$error = 7;</text:p>
      <text:p text:style-name="P2"><text:s text:c="8"/>}</text:p>
      <text:p text:style-name="P2"><text:s text:c="4"/>}</text:p>
      <text:p text:style-name="P2"><text:s text:c="4"/>else</text:p>
      <text:p text:style-name="P2"><text:s text:c="4"/>{</text:p>
      <text:p text:style-name="P2"><text:s text:c="8"/>$error = 8;</text:p>
      <text:p text:style-name="P2"><text:s text:c="4"/>}</text:p>
      <text:p text:style-name="P2">}</text:p>
      <text:p text:style-name="P2">else</text:p>
      <text:p text:style-name="P2">{</text:p>
      <text:p text:style-name="P2"><text:s text:c="4"/>$error = 9;</text:p>
      <text:p text:style-name="P2">}</text:p>
      <text:p text:style-name="P2">if ($error)</text:p>
      <text:p text:style-name="P2"><text:soft-page-break/>{</text:p>
      <text:p text:style-name="P2"><text:s text:c="4"/>$out_json['success'] = 0; //flag failure</text:p>
      <text:p text:style-name="P2"><text:s text:c="4"/></text:p>
      <text:p text:style-name="P2">}</text:p>
      <text:p text:style-name="P2">$out_json['SW1'] = $SW1_status;</text:p>
      <text:p text:style-name="P2">$out_json['SW2'] = $SW1_status;</text:p>
      <text:p text:style-name="P2">$out_json['LED1'] = $LED1_status;</text:p>
      <text:p text:style-name="P2">$out_json['LED2'] = $LED1_status;</text:p>
      <text:p text:style-name="P2">$out_json['error'] = $error; //provide error (if any) number for debugging</text:p>
      <text:p text:style-name="P2">echo json_encode($out_json); //encode the data in json format</text:p>
      <text:p text:style-name="P2"/>
      <text:p text:style-name="P2">?&gt;</text:p>
      <text:p text:style-name="P2"/>
      <text:p text:style-name="P3">The upgraded code of p2_t8.py</text:p>
      <text:p text:style-name="P1"/>
      <text:p text:style-name="P1">#!/usr/bin/python</text:p>
      <text:p text:style-name="P1">import requests #import JSONRequests library</text:p>
      <text:p text:style-name="P1">import time #import time library for sleep function</text:p>
      <text:p text:style-name="P1">import datetime #import datetime library for timestamp</text:p>
      <text:p text:style-name="P1">import RPi.GPIO as GPIO #import GPIO library</text:p>
      <text:p text:style-name="P1">GPIO.setmode(GPIO.BCM) #set the pins according to BCM scheme</text:p>
      <text:p text:style-name="P1">GPIO.setup(4,GPIO.OUT) #configure BCM Pin #4 as OUTPUT</text:p>
      <text:p text:style-name="P1">GPIO.setup(6,GPIO.OUT) #configure BCM Pin #6 as OUTPUT</text:p>
      <text:p text:style-name="P1">GPIO.setup(17,GPIO.IN) #configure BCM Pin #17 as INPUT</text:p>
      <text:p text:style-name="P1">GPIO.setup(22,GPIO.IN) #configure BCM Pin #17 as INPUT</text:p>
      <text:p text:style-name="P1">i=0; n=3; delay=5 <text:s/>#limit number of tries to 5 (initially set it to 1 for debugging)</text:p>
      <text:p text:style-name="P1">while i&lt;n:</text:p>
      <text:p text:style-name="P1"><text:tab/>LED1=GPIO.input(4) #read what BCM Pin #4 is set to (LED1)</text:p>
      <text:p text:style-name="P1"><text:tab/>LED2=GPIO.input(6) #read what BCM Pin #6 is set to (LED2)</text:p>
      <text:p text:style-name="P1"><text:tab/>SW1=GPIO.input(17) #read the status of BCM Pin #17 (SW1)</text:p>
      <text:p text:style-name="P1"><text:tab/>SW2=GPIO.input(22) #read the status of BCM Pin #22 (SW2)</text:p>
      <text:p text:style-name="P1"><text:tab/>data = {'username': 'Test', 'password': 'Tester3', 'SW1': SW1, 'SW2': SW2, 'LED1': LED1, 'LED2': LED2}</text:p>
      <text:p text:style-name="P1"><text:tab/>res = requests.post("https://team2project3342.online/scripts/sync_rpi_data.php", json=data)</text:p>
      <text:p text:style-name="P1"><text:tab/>#in case of errors (especially, syntax) , you may want to print res.text and comment out the statements below</text:p>
      <text:p text:style-name="P1"><text:tab/>r = res.json()</text:p>
      <text:p text:style-name="P1"><text:tab/>ts = datetime.datetime.now() #get the time stamp</text:p>
      <text:p text:style-name="P1"><text:tab/>print "==============Server Response at " + str(ts) + "=============="</text:p>
      <text:p text:style-name="P1"><text:tab/>if r['success']==1:</text:p>
      <text:p text:style-name="P1"><text:tab/><text:tab/>print "+++++Server request successful: "</text:p>
      <text:p text:style-name="P1"><text:tab/><text:tab/>if LED1!=r['LED1']:</text:p>
      <text:p text:style-name="P1"><text:tab/><text:tab/><text:tab/>print "Changing LED status as requested by the server"</text:p>
      <text:p text:style-name="P1"><text:tab/><text:tab/><text:tab/>if r['LED1']==1:</text:p>
      <text:p text:style-name="P1"><text:tab/><text:tab/><text:tab/><text:tab/>GPIO.output(4,GPIO.HIGH)</text:p>
      <text:p text:style-name="P1"><text:tab/><text:tab/><text:tab/>else: GPIO.output(4,GPIO.LOW)</text:p>
      <text:p text:style-name="P1"><text:tab/><text:tab/>if LED2!=r['LED2']:</text:p>
      <text:p text:style-name="P1"><text:tab/><text:tab/><text:tab/>print "Changing LED status as requested by the server"</text:p>
      <text:p text:style-name="P1"><text:tab/><text:tab/><text:tab/>if r['LED2']==1:</text:p>
      <text:p text:style-name="P1"><text:soft-page-break/><text:tab/><text:tab/><text:tab/><text:tab/>GPIO.output(6,GPIO.HIGH)</text:p>
      <text:p text:style-name="P1"><text:tab/><text:tab/><text:tab/>else: GPIO.output(6,GPIO.LOW)</text:p>
      <text:p text:style-name="P1"><text:tab/><text:tab/>print "The status of LED1 is " + str(r['LED1'])</text:p>
      <text:p text:style-name="P1"><text:tab/><text:tab/>print "The status of LED2 is " + str(r['LED2'])</text:p>
      <text:p text:style-name="P1"><text:tab/><text:tab/>print "The status of SW1 is " + str(r['SW1'])</text:p>
      <text:p text:style-name="P1"><text:tab/><text:tab/>print "The status of SW2 is " + str(r['SW2'])</text:p>
      <text:p text:style-name="P1"><text:tab/>else:</text:p>
      <text:p text:style-name="P1"><text:tab/><text:tab/>print "&gt;&gt;&gt;&gt;&gt; Server request failed - Error #" + str(r['error'])</text:p>
      <text:p text:style-name="P1"><text:tab/>time.sleep(delay) #wait for delay seconds before sending another request</text:p>
      <text:p text:style-name="P1"><text:tab/>i+=1</text:p>
      <text:p text:style-name="P1">GPIO.cleanup()</text:p>
      <text:p text:style-name="P1"/>
      <text:p text:style-name="P1"/>
      <text:p text:style-name="P5">The code of Projectv3.py, which is the android app on kivy.</text:p>
      <text:p text:style-name="P1"/>
      <text:p text:style-name="P1">import time</text:p>
      <text:p text:style-name="P1">import kivy </text:p>
      <text:p text:style-name="P1">from kivy.app import App <text:s text:c="2"/></text:p>
      <text:p text:style-name="P1">from kivy.uix.button import Button <text:s/></text:p>
      <text:p text:style-name="P1">from kivy.uix.boxlayout import BoxLayout </text:p>
      <text:p text:style-name="P1">from kivy.uix.label import Label</text:p>
      <text:p text:style-name="P1">from kivy.uix.switch import Switch</text:p>
      <text:p text:style-name="P1">from kivy.clock import Clock</text:p>
      <text:p text:style-name="P1">from functools import partial</text:p>
      <text:p text:style-name="P1">import requests</text:p>
      <text:p text:style-name="P1"/>
      <text:p text:style-name="P1">class BoxLayoutApp(App):</text:p>
      <text:p text:style-name="P1"><text:s text:c="8"/></text:p>
      <text:p text:style-name="P1"><text:s text:c="4"/>#def __init__(self, **kwargs):</text:p>
      <text:p text:style-name="P1"><text:s text:c="8"/>#super(BoxLayoutApp,self).__init__(**kwargs)</text:p>
      <text:p text:style-name="P1"><text:s text:c="4"/>def build(self):</text:p>
      <text:p text:style-name="P1"><text:s text:c="8"/>self.superBox = BoxLayout(orientation ='vertical')</text:p>
      <text:p text:style-name="P1"/>
      <text:p text:style-name="P1"><text:s text:c="8"/>self.VB1 = BoxLayout(orientation ='vertical')</text:p>
      <text:p text:style-name="P1"><text:s text:c="8"/></text:p>
      <text:p text:style-name="P1"><text:s text:c="8"/>self.lbl1 = Label(text="Monitoring System")</text:p>
      <text:p text:style-name="P1"><text:s text:c="8"/>self.VB1.add_widget(self.lbl1)</text:p>
      <text:p text:style-name="P1"/>
      <text:p text:style-name="P1"><text:s text:c="8"/>localtime = time.asctime(time.localtime(time.time()))</text:p>
      <text:p text:style-name="P1"><text:s text:c="8"/>self.lbl2 = Label(text=localtime)</text:p>
      <text:p text:style-name="P1"><text:s text:c="8"/>self.VB1.add_widget(self.lbl2)</text:p>
      <text:p text:style-name="P1"><text:s/></text:p>
      <text:p text:style-name="P1"><text:s text:c="8"/>self.HB1 = BoxLayout(orientation ='horizontal')</text:p>
      <text:p text:style-name="P1"/>
      <text:p text:style-name="P1"><text:s text:c="8"/>self.lbl3 = Label(text="Status SW1:")</text:p>
      <text:p text:style-name="P1"><text:s text:c="8"/>self.HB1.add_widget(self.lbl3)</text:p>
      <text:p text:style-name="P1"/>
      <text:p text:style-name="P1"><text:s text:c="8"/>self.sw1=Switch(active=False,</text:p>
      <text:p text:style-name="P1"><text:s text:c="24"/>disabled=True)</text:p>
      <text:p text:style-name="P1"><text:soft-page-break/><text:s text:c="8"/>self.HB1.add_widget(self.sw1)</text:p>
      <text:p text:style-name="P1"><text:s text:c="8"/>#self.sw1.bind(active=switch_callback1)</text:p>
      <text:p text:style-name="P1"/>
      <text:p text:style-name="P1"><text:s text:c="8"/>self.HB2 = BoxLayout(orientation ='horizontal')</text:p>
      <text:p text:style-name="P1"><text:s text:c="8"/>self.lbl4 = Label(text="Status SW2:")</text:p>
      <text:p text:style-name="P1"><text:s text:c="8"/>self.HB2.add_widget(self.lbl4)</text:p>
      <text:p text:style-name="P1"/>
      <text:p text:style-name="P1"><text:s text:c="8"/>self.sw2=Switch(active=False,</text:p>
      <text:p text:style-name="P1"><text:s text:c="24"/>disabled=True)</text:p>
      <text:p text:style-name="P1"><text:s text:c="8"/>self.HB2.add_widget(self.sw2)</text:p>
      <text:p text:style-name="P1"><text:s text:c="8"/>#self.sw2.bind(active=switch_callback2)</text:p>
      <text:p text:style-name="P1"/>
      <text:p text:style-name="P1"><text:s text:c="8"/>self.HB3 = BoxLayout(orientation ='horizontal')</text:p>
      <text:p text:style-name="P1"><text:s text:c="8"/>self.lbl5 = Label(text="Status LED1:")</text:p>
      <text:p text:style-name="P1"><text:s text:c="8"/>self.HB3.add_widget(self.lbl5)</text:p>
      <text:p text:style-name="P1"/>
      <text:p text:style-name="P1"><text:s text:c="8"/>self.led1=Switch(active=False,</text:p>
      <text:p text:style-name="P1"><text:s text:c="25"/>disabled=False)</text:p>
      <text:p text:style-name="P1"><text:s text:c="8"/>self.HB3.add_widget(self.led1)</text:p>
      <text:p text:style-name="P1"><text:s text:c="8"/>self.led1.bind(active=switch_callback3)</text:p>
      <text:p text:style-name="P1"/>
      <text:p text:style-name="P1"><text:s text:c="8"/>self.HB4 = BoxLayout(orientation ='horizontal')</text:p>
      <text:p text:style-name="P1"><text:s text:c="8"/>self.lbl6 = Label(text="Status LED2:")</text:p>
      <text:p text:style-name="P1"><text:s text:c="8"/>self.HB4.add_widget(self.lbl6)</text:p>
      <text:p text:style-name="P1"><text:s text:c="8"/></text:p>
      <text:p text:style-name="P1"><text:s text:c="8"/>self.led2=Switch(active=False,</text:p>
      <text:p text:style-name="P1"><text:s text:c="25"/>disabled=False)</text:p>
      <text:p text:style-name="P1"><text:s text:c="8"/>self.HB4.add_widget(self.led2)</text:p>
      <text:p text:style-name="P1"><text:s text:c="8"/>self.led2.bind(active=switch_callback4)</text:p>
      <text:p text:style-name="P1"/>
      <text:p text:style-name="P1"><text:s text:c="8"/>self.HB5 = BoxLayout(orientation ='horizontal')</text:p>
      <text:p text:style-name="P1"><text:s text:c="8"/>self.lbl7 = Label(text="Alarm1")</text:p>
      <text:p text:style-name="P1"><text:s text:c="8"/>self.HB5.add_widget(self.lbl7)</text:p>
      <text:p text:style-name="P1"/>
      <text:p text:style-name="P1"><text:s text:c="8"/>self.settings5=Switch(active=False)</text:p>
      <text:p text:style-name="P1"><text:s text:c="8"/>self.HB5.add_widget(self.settings5)</text:p>
      <text:p text:style-name="P1"><text:s text:c="8"/>self.settings5.bind(active=self.switch_callback5)</text:p>
      <text:p text:style-name="P1"/>
      <text:p text:style-name="P1"><text:s text:c="8"/>self.lbl71=Label(text="On since: ")</text:p>
      <text:p text:style-name="P1"><text:s text:c="8"/>self.HB5.add_widget(self.lbl71)</text:p>
      <text:p text:style-name="P1"><text:s text:c="8"/>self.btn5 = Button(text="acknowledge")</text:p>
      <text:p text:style-name="P1"><text:s text:c="8"/>self.btn5.bind(on_press=self.pressed2)</text:p>
      <text:p text:style-name="P1"><text:s text:c="8"/>self.HB5.add_widget(self.btn5)</text:p>
      <text:p text:style-name="P1"/>
      <text:p text:style-name="P1"><text:s text:c="8"/>self.HB6 = BoxLayout(orientation ='horizontal')</text:p>
      <text:p text:style-name="P1"><text:s text:c="8"/>self.lbl8 = Label(text="Alarm2")</text:p>
      <text:p text:style-name="P1"><text:s text:c="8"/>self.HB6.add_widget(self.lbl8)</text:p>
      <text:p text:style-name="P1"><text:s text:c="8"/></text:p>
      <text:p text:style-name="P1"><text:s text:c="8"/>self.settings6=Switch(active=False)</text:p>
      <text:p text:style-name="P1"><text:soft-page-break/><text:s text:c="8"/>self.HB6.add_widget(self.settings6)</text:p>
      <text:p text:style-name="P1"><text:s text:c="8"/>self.settings6.bind(active=self.switch_callback6)</text:p>
      <text:p text:style-name="P1"><text:s text:c="8"/></text:p>
      <text:p text:style-name="P1"><text:s text:c="8"/>self.lbl81=Label(text="On since: ")</text:p>
      <text:p text:style-name="P1"><text:s text:c="8"/>self.HB6.add_widget(self.lbl81)</text:p>
      <text:p text:style-name="P1"><text:s text:c="8"/></text:p>
      <text:p text:style-name="P1"><text:s text:c="8"/>self.btn6 = Button(text="acknowledge")</text:p>
      <text:p text:style-name="P1"><text:s text:c="8"/>self.btn6.bind(on_press=self.pressed3)</text:p>
      <text:p text:style-name="P1"><text:s text:c="8"/>self.HB6.add_widget(self.btn6)</text:p>
      <text:p text:style-name="P1"/>
      <text:p text:style-name="P1"><text:s text:c="8"/>self.HB7 = BoxLayout(orientation ='horizontal')</text:p>
      <text:p text:style-name="P1"><text:s text:c="8"/>self.btn7 = Button(text="Dispense Norepinephrine")</text:p>
      <text:p text:style-name="P1"><text:s text:c="8"/>self.btn7.bind(on_press=self.pressed1)</text:p>
      <text:p text:style-name="P1"><text:s text:c="8"/>self.HB7.add_widget(self.btn7)</text:p>
      <text:p text:style-name="P1"><text:s text:c="8"/>self.btn8 = Button(text="Dispense Nitroglycerin")</text:p>
      <text:p text:style-name="P1"><text:s text:c="8"/>self.btn8.bind(on_press=self.pressed)</text:p>
      <text:p text:style-name="P1"><text:s text:c="8"/>self.HB7.add_widget(self.btn8)</text:p>
      <text:p text:style-name="P1"><text:s text:c="8"/>self.btn9 = Button(text="Dispense Auto")</text:p>
      <text:p text:style-name="P1"><text:s text:c="8"/>self.btn9.bind(on_press=self.presseda)</text:p>
      <text:p text:style-name="P1"><text:s text:c="8"/>self.HB7.add_widget(self.btn9)</text:p>
      <text:p text:style-name="P1"/>
      <text:p text:style-name="P1"><text:s text:c="8"/>self.superBox.add_widget(self.VB1)</text:p>
      <text:p text:style-name="P1"><text:s text:c="8"/>self.superBox.add_widget(self.HB1)</text:p>
      <text:p text:style-name="P1"><text:s text:c="8"/>self.superBox.add_widget(self.HB2)</text:p>
      <text:p text:style-name="P1"><text:s text:c="8"/>self.superBox.add_widget(self.HB3)</text:p>
      <text:p text:style-name="P1"><text:s text:c="8"/>self.superBox.add_widget(self.HB4)</text:p>
      <text:p text:style-name="P1"><text:s text:c="8"/>self.superBox.add_widget(self.HB5)</text:p>
      <text:p text:style-name="P1"><text:s text:c="8"/>self.superBox.add_widget(self.HB6)</text:p>
      <text:p text:style-name="P1"><text:s text:c="8"/>self.superBox.add_widget(self.HB7)</text:p>
      <text:p text:style-name="P1"/>
      <text:p text:style-name="P1"><text:s text:c="8"/>#schedule the JSONrequest function to trigger every 5 seconds to read/write database</text:p>
      <text:p text:style-name="P1"><text:s text:c="8"/>event = Clock.schedule_interval(partial(self.JSONrequest),5)</text:p>
      <text:p text:style-name="P1"><text:s text:c="8"/></text:p>
      <text:p text:style-name="P1"><text:s text:c="8"/>return self.superBox</text:p>
      <text:p text:style-name="P1"/>
      <text:p text:style-name="P1"><text:s text:c="4"/>def JSONrequest(self, *largs):</text:p>
      <text:p text:style-name="P1"><text:s text:c="8"/>if(self.sw1.active==True):</text:p>
      <text:p text:style-name="P1"><text:s text:c="12"/>SW1=1</text:p>
      <text:p text:style-name="P1"><text:s text:c="8"/>else:</text:p>
      <text:p text:style-name="P1"><text:s text:c="12"/>SW1=0</text:p>
      <text:p text:style-name="P1"><text:s text:c="8"/>if(self.sw2.active==True):</text:p>
      <text:p text:style-name="P1"><text:s text:c="12"/>SW2=1</text:p>
      <text:p text:style-name="P1"><text:s text:c="8"/>else:</text:p>
      <text:p text:style-name="P1"><text:s text:c="12"/>SW2=0</text:p>
      <text:p text:style-name="P1"><text:s text:c="8"/>if(self.led1.active==True):</text:p>
      <text:p text:style-name="P1"><text:s text:c="12"/>LED1=1</text:p>
      <text:p text:style-name="P1"><text:s text:c="8"/>else:</text:p>
      <text:p text:style-name="P1"><text:s text:c="12"/>LED1=0</text:p>
      <text:p text:style-name="P1"><text:s text:c="8"/>if(self.led2.active==True):</text:p>
      <text:p text:style-name="P1"><text:soft-page-break/><text:s text:c="12"/>LED2=1</text:p>
      <text:p text:style-name="P1"><text:s text:c="8"/>else:</text:p>
      <text:p text:style-name="P1"><text:s text:c="12"/>LED2=0</text:p>
      <text:p text:style-name="P1"><text:s text:c="8"/>data={'username':'Test', 'password':'Tester3','SW1':SW1,'LED1':LED1,'SW2':SW2,'LED2':LED2}</text:p>
      <text:p text:style-name="P1"><text:s text:c="8"/>res=requests.post("http://team2project3342.online/scripts/sync_android_data.php",json=data)</text:p>
      <text:p text:style-name="P1"><text:s text:c="8"/>print(res)</text:p>
      <text:p text:style-name="P1"><text:s text:c="8"/>r=res.json()</text:p>
      <text:p text:style-name="P1"><text:s text:c="8"/>if(SW1!=r['SW1']):</text:p>
      <text:p text:style-name="P1"><text:s text:c="11"/>print("Changing SW1 status to the value in the database.")</text:p>
      <text:p text:style-name="P1"><text:s text:c="11"/>if self.sw1.active==True:</text:p>
      <text:p text:style-name="P1"><text:s text:c="15"/>self.sw1.active=False</text:p>
      <text:p text:style-name="P1"><text:s text:c="15"/>self.led1.active=False</text:p>
      <text:p text:style-name="P1"><text:s text:c="11"/>else:</text:p>
      <text:p text:style-name="P1"><text:s text:c="15"/>self.sw1.active=True</text:p>
      <text:p text:style-name="P1"><text:s text:c="8"/>if(SW2!=r['SW2']):</text:p>
      <text:p text:style-name="P1"><text:s text:c="11"/>print("Changing SW2 status to the value in the database.")</text:p>
      <text:p text:style-name="P1"><text:s text:c="11"/>if self.sw2.active==True:</text:p>
      <text:p text:style-name="P1"><text:s text:c="15"/>self.sw2.active=False</text:p>
      <text:p text:style-name="P1"><text:s text:c="15"/>self.led2.active=False</text:p>
      <text:p text:style-name="P1"><text:s text:c="11"/>else:</text:p>
      <text:p text:style-name="P1"><text:s text:c="15"/>self.sw2.active=True</text:p>
      <text:p text:style-name="P1"><text:s text:c="8"/>return</text:p>
      <text:p text:style-name="P1"/>
      <text:p text:style-name="P1"><text:s text:c="4"/>def pressed(self,instance):</text:p>
      <text:p text:style-name="P1"><text:s text:c="8"/>print ("you picked " + instance.text)</text:p>
      <text:p text:style-name="P1"><text:s text:c="8"/>self.led2.active=True</text:p>
      <text:p text:style-name="P1"/>
      <text:p text:style-name="P1"><text:s text:c="4"/>def pressed1(self,instance):</text:p>
      <text:p text:style-name="P1"><text:s text:c="8"/>print ("you picked " + instance.text)</text:p>
      <text:p text:style-name="P1"><text:s text:c="8"/>self.led1.active=True</text:p>
      <text:p text:style-name="P1"/>
      <text:p text:style-name="P1"><text:s text:c="4"/>def presseda(self,instance):</text:p>
      <text:p text:style-name="P1"><text:s text:c="8"/>print ("you picked " + instance.text)</text:p>
      <text:p text:style-name="P1"><text:s text:c="8"/>if self.sw1.active==True:</text:p>
      <text:p text:style-name="P1"><text:s text:c="12"/>self.led1.active=True</text:p>
      <text:p text:style-name="P1"><text:s text:c="8"/>else:</text:p>
      <text:p text:style-name="P1"><text:s text:c="12"/>self.led1.active=False</text:p>
      <text:p text:style-name="P1"><text:s text:c="8"/>if self.sw2.active==True:</text:p>
      <text:p text:style-name="P1"><text:s text:c="12"/>self.led2.active=True</text:p>
      <text:p text:style-name="P1"><text:s text:c="8"/>else:</text:p>
      <text:p text:style-name="P1"><text:s text:c="12"/>self.led2.active=False</text:p>
      <text:p text:style-name="P1"><text:s text:c="8"/></text:p>
      <text:p text:style-name="P1"><text:s text:c="4"/>def pressed2(self,instance):</text:p>
      <text:p text:style-name="P1"><text:s text:c="8"/>print ("you acknowleged Alarm1")</text:p>
      <text:p text:style-name="P1"><text:s text:c="8"/>self.settings5.active=False</text:p>
      <text:p text:style-name="P1"><text:s text:c="8"/>print("turning alarm1 off")</text:p>
      <text:p text:style-name="P1"><text:s text:c="4"/>def pressed3(self,instance):</text:p>
      <text:p text:style-name="P1"><text:s text:c="8"/>print ("you acknowleged Alarm2")</text:p>
      <text:p text:style-name="P1"><text:s text:c="8"/>self.settings6.active=False</text:p>
      <text:p text:style-name="P1"><text:soft-page-break/><text:s text:c="8"/>print("turning alarm1 off")</text:p>
      <text:p text:style-name="P1"><text:s text:c="4"/>def switch_callback5(self, switchObject, switchValue):</text:p>
      <text:p text:style-name="P1"><text:s text:c="8"/>print('Value of Alarm1: ', switchValue)</text:p>
      <text:p text:style-name="P1"><text:s text:c="8"/>if self.settings5.active==True:</text:p>
      <text:p text:style-name="P1"><text:s text:c="12"/>ltm = time.asctime(time.localtime(time.time()))</text:p>
      <text:p text:style-name="P1"><text:s text:c="12"/>self.lbl71.text+=ltm</text:p>
      <text:p text:style-name="P1"><text:s text:c="8"/>else:</text:p>
      <text:p text:style-name="P1"><text:s text:c="12"/>self.lbl71.text = "On since: "</text:p>
      <text:p text:style-name="P1"><text:s text:c="4"/>def switch_callback6(self, switchObject, switchValue):</text:p>
      <text:p text:style-name="P1"><text:s text:c="8"/>print('Value of Alarm2: ', switchValue)</text:p>
      <text:p text:style-name="P1"><text:s text:c="8"/>if self.settings6.active==True:</text:p>
      <text:p text:style-name="P1"><text:s text:c="12"/>ltm = time.asctime(time.localtime(time.time()))</text:p>
      <text:p text:style-name="P1"><text:s text:c="12"/>self.lbl81.text+=ltm</text:p>
      <text:p text:style-name="P1"><text:s text:c="8"/>else:</text:p>
      <text:p text:style-name="P1"><text:s text:c="12"/>self.lbl81.text = "On since: "</text:p>
      <text:p text:style-name="P1"><text:s text:c="4"/></text:p>
      <text:p text:style-name="P1">def switch_callback1(switchObject, switchValue):</text:p>
      <text:p text:style-name="P1"><text:s text:c="8"/>print('Value of SW1: ', switchValue)</text:p>
      <text:p text:style-name="P1">def switch_callback2(switchObject, switchValue):</text:p>
      <text:p text:style-name="P1"><text:s text:c="8"/>print('Value of SW2: ', switchValue)</text:p>
      <text:p text:style-name="P1">def switch_callback3(switchObject, switchValue):</text:p>
      <text:p text:style-name="P1"><text:s text:c="8"/>print('Value of LED1: ', switchValue)</text:p>
      <text:p text:style-name="P1">def switch_callback4(switchObject, switchValue):</text:p>
      <text:p text:style-name="P1"><text:s text:c="8"/>print('Value of LED2: ', switchValue)</text:p>
      <text:p text:style-name="P1"/>
      <text:p text:style-name="P1">#class myApp(App):</text:p>
      <text:p text:style-name="P1"># <text:s text:c="3"/>def build(self):</text:p>
      <text:p text:style-name="P1"><text:s/># <text:s text:c="6"/>return BoxLayout()</text:p>
      <text:p text:style-name="P1"><text:s text:c="2"/></text:p>
      <text:p text:style-name="P1">if __name__=="__main__":</text:p>
      <text:p text:style-name="P1"><text:s text:c="4"/>myApp=BoxLayoutApp()</text:p>
      <text:p text:style-name="P1"><text:s text:c="4"/>myApp.run()</text:p>
      <text:p text:style-name="P1"><text:s text:c="3"/># myApp().run()</text:p>
      <text:p text:style-name="P1"/>
      <text:p text:style-name="P1"/>
      <text:p text:style-name="P6">The code of index.php</text:p>
      <text:p text:style-name="P6"><text:span text:style-name="T1"/></text:p>
      <text:p text:style-name="P6"><text:span text:style-name="T1">&lt;?php</text:span></text:p>
      <text:p text:style-name="P6"><text:span text:style-name="T1">require_once __DIR__ . '/../required/db_connect.php';</text:span></text:p>
      <text:p text:style-name="P6"><text:span text:style-name="T1">?&gt;</text:span></text:p>
      <text:p text:style-name="P6"><text:span text:style-name="T1">&lt;html&gt;</text:span></text:p>
      <text:p text:style-name="P6"><text:span text:style-name="T1"><text:s text:c="4"/>&lt;head&gt;</text:span></text:p>
      <text:p text:style-name="P6"><text:span text:style-name="T1"><text:s text:c="8"/>&lt;title&gt;Team Project&lt;/title&gt;</text:span></text:p>
      <text:p text:style-name="P6"><text:span text:style-name="T1"><text:s text:c="8"/>&lt;link rel="stylesheet" type="text/css" href="prjct.css"/&gt;</text:span></text:p>
      <text:p text:style-name="P6"><text:span text:style-name="T1"><text:s text:c="4"/>&lt;/head&gt;</text:span></text:p>
      <text:p text:style-name="P6"><text:span text:style-name="T1"><text:s text:c="4"/>&lt;body&gt;</text:span></text:p>
      <text:p text:style-name="P6"><text:span text:style-name="T1"><text:s text:c="8"/>&lt;div id="Header"&gt;</text:span></text:p>
      <text:p text:style-name="P6"><text:span text:style-name="T1"><text:s text:c="12"/>&lt;h1&gt;Monitoring System&lt;/h1&gt;</text:span></text:p>
      <text:p text:style-name="P6"><text:span text:style-name="T1"><text:s text:c="8"/>&lt;/div&gt;</text:span></text:p>
      <text:p text:style-name="P6"><text:soft-page-break/><text:span text:style-name="T1"><text:s text:c="8"/>&lt;div id="body"&gt;</text:span></text:p>
      <text:p text:style-name="P6"><text:span text:style-name="T1"><text:s text:c="12"/>&lt;h3&gt;Login&lt;/h3&gt;</text:span></text:p>
      <text:p text:style-name="P6"><text:span text:style-name="T1"><text:s text:c="12"/>&lt;form id="form1" method="post" action=""&gt;</text:span></text:p>
      <text:p text:style-name="P6"><text:span text:style-name="T1"><text:s text:c="16"/>&lt;div&gt;</text:span></text:p>
      <text:p text:style-name="P6"><text:span text:style-name="T1"><text:s text:c="20"/>&lt;label for="usernm"&gt;Username: &lt;/label&gt;</text:span></text:p>
      <text:p text:style-name="P6"><text:span text:style-name="T1"><text:s text:c="20"/>&lt;input type="text" name="usernm" id="usernm" required&gt;&lt;br&gt;&lt;br&gt;</text:span></text:p>
      <text:p text:style-name="P6"><text:span text:style-name="T1"><text:s text:c="16"/>&lt;/div&gt;</text:span></text:p>
      <text:p text:style-name="P6"><text:span text:style-name="T1"><text:s text:c="16"/>&lt;div&gt;</text:span></text:p>
      <text:p text:style-name="P6"><text:span text:style-name="T1"><text:s text:c="20"/>&lt;label for="psswrd"&gt;Password: &lt;/label&gt;</text:span></text:p>
      <text:p text:style-name="P6"><text:span text:style-name="T1"><text:s text:c="20"/>&lt;input type="password" name="psswrd" id="psswrd" required&gt;&lt;br&gt;&lt;br&gt;</text:span></text:p>
      <text:p text:style-name="P6"><text:span text:style-name="T1"><text:s text:c="16"/>&lt;/div&gt;</text:span></text:p>
      <text:p text:style-name="P6"><text:span text:style-name="T1"><text:s text:c="16"/>&lt;button id="sub" type="Submit"&gt;Submit&lt;/button&gt;</text:span></text:p>
      <text:p text:style-name="P6"><text:span text:style-name="T1"><text:s text:c="12"/>&lt;/form&gt;</text:span></text:p>
      <text:p text:style-name="P6"><text:span text:style-name="T1"><text:s text:c="8"/>&lt;/div&gt;</text:span></text:p>
      <text:p text:style-name="P6"><text:span text:style-name="T1"><text:s text:c="8"/>&lt;div id="check"&gt;</text:span></text:p>
      <text:p text:style-name="P6"><text:span text:style-name="T1"><text:s text:c="12"/>&lt;?php</text:span></text:p>
      <text:p text:style-name="P6"><text:span text:style-name="T1"><text:s text:c="12"/>if(isset($_POST['usernm']) and isset($_POST['psswrd'])){</text:span></text:p>
      <text:p text:style-name="P6"><text:span text:style-name="T1"><text:s text:c="16"/>$uname=$_POST['usernm'];</text:span></text:p>
      <text:p text:style-name="P6"><text:span text:style-name="T1"><text:s text:c="16"/>$passwrd=$_POST['psswrd'];</text:span></text:p>
      <text:p text:style-name="P6"><text:span text:style-name="T1"><text:s text:c="4"/></text:span></text:p>
      <text:p text:style-name="P8"><text:span text:style-name="T3"><text:s text:c="16"/>if($query = $mysqli-&gt;prepare("SELECT * FROM </text:span><text:span text:style-name="T2">Users</text:span><text:span text:style-name="T3"> WHERE pname='$uname'")){</text:span></text:p>
      <text:p text:style-name="P6"><text:span text:style-name="T1"><text:s text:c="21"/>$query-&gt;execute();</text:span></text:p>
      <text:p text:style-name="P6"><text:span text:style-name="T1"><text:s text:c="20"/>$query-&gt;bind_result($username,$password);</text:span></text:p>
      <text:p text:style-name="P6"><text:span text:style-name="T1"><text:s text:c="20"/>$count=0;</text:span></text:p>
      <text:p text:style-name="P6"><text:span text:style-name="T1"><text:s text:c="20"/>while($query-&gt;fetch()){</text:span></text:p>
      <text:p text:style-name="P6"><text:span text:style-name="T1"><text:s text:c="24"/>$count=$count+1;</text:span></text:p>
      <text:p text:style-name="P6"><text:span text:style-name="T1"><text:s text:c="20"/>}</text:span></text:p>
      <text:p text:style-name="P6"><text:span text:style-name="T1"><text:s text:c="20"/>if ($count == 1){</text:span></text:p>
      <text:p text:style-name="P6"><text:span text:style-name="T1"><text:s text:c="24"/>if(password_verify($passwrd,$password)){</text:span></text:p>
      <text:p text:style-name="P6"><text:span text:style-name="T1"><text:s text:c="28"/>$query-&gt;close();</text:span></text:p>
      <text:p text:style-name="P6"><text:span text:style-name="T1"><text:s text:c="28"/>$id='9';</text:span></text:p>
      <text:p text:style-name="P6"><text:span text:style-name="T1"><text:s text:c="28"/>date_default_timezone_set("America/Chicago");</text:span></text:p>
      <text:p text:style-name="P6"><text:span text:style-name="T1"><text:s text:c="28"/>$date=date("Y-m-d H:i:s");</text:span></text:p>
      <text:p text:style-name="P6"><text:span text:style-name="T1"><text:s text:c="28"/>$stmt=$mysqli-&gt;prepare("INSERT INTO TransactionalLogs(TimestampInfo,MessageID,DataInformation) VALUES(?,?,?)");</text:span></text:p>
      <text:p text:style-name="P6"><text:span text:style-name="T1"><text:s text:c="28"/>$stmt-&gt;bind_param('sss',$date,$id,$uname);</text:span></text:p>
      <text:p text:style-name="P6"><text:span text:style-name="T1"><text:s text:c="28"/>$stmt-&gt;execute();</text:span></text:p>
      <text:p text:style-name="P6"><text:span text:style-name="T1"><text:s text:c="28"/>$stmt-&gt;close();</text:span></text:p>
      <text:p text:style-name="P6"><text:span text:style-name="T1"><text:s text:c="28"/>echo "&lt;script type='text/javascript'&gt;alert('Login Credentials verified')&lt;/script&gt;";</text:span></text:p>
      <text:p text:style-name="P6"><text:span text:style-name="T1"><text:s text:c="28"/>echo "&lt;script&gt; window.location.assign('welcome.php');&lt;/script&gt;";</text:span></text:p>
      <text:p text:style-name="P6"><text:span text:style-name="T1"><text:s text:c="25"/>}</text:span></text:p>
      <text:p text:style-name="P6"><text:span text:style-name="T1"><text:s text:c="24"/>else{</text:span></text:p>
      <text:p text:style-name="P6"><text:span text:style-name="T1"><text:s text:c="24"/>//echo "Login Credentials verified";</text:span></text:p>
      <text:p text:style-name="P6"><text:span text:style-name="T1"><text:s text:c="24"/>echo "&lt;script type='text/javascript'&gt;alert('Login Credentials do not match')&lt;/script&gt;";</text:span></text:p>
      <text:p text:style-name="P6"><text:span text:style-name="T1"><text:s text:c="16"/></text:span></text:p>
      <text:p text:style-name="P6"><text:span text:style-name="T1"><text:s text:c="24"/>}</text:span></text:p>
      <text:p text:style-name="P6"><text:span text:style-name="T1"><text:s text:c="20"/>}</text:span></text:p>
      <text:p text:style-name="P6"><text:span text:style-name="T1"><text:s text:c="20"/>else{</text:span></text:p>
      <text:p text:style-name="P6"><text:span text:style-name="T1"><text:s text:c="20"/>echo "&lt;script type='text/javascript'&gt;alert('Invalid Login Credentials')&lt;/script&gt;";</text:span></text:p>
      <text:p text:style-name="P6"><text:soft-page-break/><text:span text:style-name="T1"><text:s text:c="20"/>//echo "Invalid Login Credentials";</text:span></text:p>
      <text:p text:style-name="P6"><text:span text:style-name="T1"><text:s text:c="20"/>}</text:span></text:p>
      <text:p text:style-name="P6"><text:span text:style-name="T1"><text:s text:c="16"/>}</text:span></text:p>
      <text:p text:style-name="P6"><text:span text:style-name="T1"><text:s text:c="16"/>else{</text:span></text:p>
      <text:p text:style-name="P6"><text:span text:style-name="T1"><text:s text:c="20"/>echo "Error in if 2";</text:span></text:p>
      <text:p text:style-name="P6"><text:span text:style-name="T1"><text:s text:c="16"/>}</text:span></text:p>
      <text:p text:style-name="P6"><text:span text:style-name="T1"><text:s text:c="12"/>}</text:span></text:p>
      <text:p text:style-name="P6"><text:span text:style-name="T1"><text:s text:c="12"/>?&gt;</text:span></text:p>
      <text:p text:style-name="P6"><text:span text:style-name="T1"><text:s text:c="8"/>&lt;/div&gt;</text:span></text:p>
      <text:p text:style-name="P6"><text:span text:style-name="T1"><text:s text:c="4"/>&lt;/body&gt;</text:span></text:p>
      <text:p text:style-name="P6"><text:span text:style-name="T1">&lt;/html&gt;</text:span></text:p>
      <text:p text:style-name="P6"><text:span text:style-name="T1"/></text:p>
      <text:p text:style-name="P6"><text:span text:style-name="T1"/></text:p>
      <text:p text:style-name="P6">The code of DBDevice.php</text:p>
      <text:p text:style-name="P6"><text:span text:style-name="T1"/></text:p>
      <text:p text:style-name="P6"><text:span text:style-name="T1">&lt;?php</text:span></text:p>
      <text:p text:style-name="P6"><text:span text:style-name="T1">require_once __DIR__ . '/../required/db_connect.php'; </text:span></text:p>
      <text:p text:style-name="P6"><text:span text:style-name="T1">?&gt; </text:span></text:p>
      <text:p text:style-name="P6"><text:span text:style-name="T1">&lt;?php </text:span></text:p>
      <text:p text:style-name="P6"><text:span text:style-name="T1">date_default_timezone_set("America/Chicago");</text:span></text:p>
      <text:p text:style-name="P6"><text:span text:style-name="T1">echo "Last update: " . date('m/d/y') . " " . date('h:i:sa') . "&lt;br&gt;";</text:span></text:p>
      <text:p text:style-name="P6"><text:span text:style-name="T1">echo "&lt;h3&gt;Status of Sensors and Acutators&lt;/h3&gt;";</text:span></text:p>
      <text:p text:style-name="P6"><text:span text:style-name="T1">if ($stmt=$mysqli-&gt;prepare("SELECT * FROM SensorsAndActuators LIMIT 100")) {</text:span></text:p>
      <text:p text:style-name="P6"><text:span text:style-name="T1"><text:s text:c="4"/>$stmt-&gt;execute(); </text:span></text:p>
      <text:p text:style-name="P6"><text:span text:style-name="T1"><text:s text:c="4"/>$stmt-&gt;bind_result($devid,$devtype,$devfun,$ctrl,$status);</text:span></text:p>
      <text:p text:style-name="P6"><text:span text:style-name="T1"><text:s text:c="4"/>echo "&lt;table&gt;&lt;tr&gt;&lt;td&gt;Device Name&lt;/td&gt;&lt;td&gt;Status&lt;/td&gt;&lt;/tr&gt;";</text:span></text:p>
      <text:p text:style-name="P6"><text:span text:style-name="T1"><text:s text:c="4"/>while ($stmt-&gt;fetch()) {</text:span></text:p>
      <text:p text:style-name="P6"><text:span text:style-name="T1"><text:s text:c="8"/>echo "&lt;tr&gt;&lt;td&gt;$devid&lt;/td&gt;&lt;td&gt;$status&lt;/td&gt;&lt;/tr&gt;";</text:span></text:p>
      <text:p text:style-name="P6"><text:span text:style-name="T1"><text:s text:c="4"/>}</text:span></text:p>
      <text:p text:style-name="P6"><text:span text:style-name="T1"><text:s text:c="4"/>echo "&lt;/table&gt;";</text:span></text:p>
      <text:p text:style-name="P6"><text:span text:style-name="T1"><text:s text:c="4"/>$stmt-&gt;close(); </text:span></text:p>
      <text:p text:style-name="P6"><text:span text:style-name="T1">} </text:span></text:p>
      <text:p text:style-name="P6"><text:span text:style-name="T1">else { <text:s/></text:span></text:p>
      <text:p text:style-name="P6"><text:span text:style-name="T1"><text:s text:c="4"/>echo "error";</text:span></text:p>
      <text:p text:style-name="P6"><text:span text:style-name="T1"><text:s text:c="4"/>$mysqli-&gt;close(); </text:span></text:p>
      <text:p text:style-name="P6"><text:span text:style-name="T1">} </text:span></text:p>
      <text:p text:style-name="P6"><text:span text:style-name="T1">echo "=====================================" . "&lt;br&gt;";</text:span></text:p>
      <text:p text:style-name="P6"><text:span text:style-name="T1">echo "&lt;h3&gt;Alarm Status&lt;/h3&gt;";</text:span></text:p>
      <text:p text:style-name="P6"><text:span text:style-name="T1">if ($stmt=$mysqli-&gt;prepare("SELECT a1.AlarmID, a1.SinceTS, a1.AcknowledgementStatus,c1.MessageDescription FROM ActiveAlarms a1 LEFT JOIN Alarms a2 ON a1.AlarmID=a2.AlarmID LEFT JOIN CannedMessages c1 ON a2.MessageID=c1.MessageID")) {</text:span></text:p>
      <text:p text:style-name="P6"><text:span text:style-name="T1"><text:s text:c="4"/>$stmt-&gt;execute(); </text:span></text:p>
      <text:p text:style-name="P6"><text:span text:style-name="T1"><text:s text:c="4"/>$stmt-&gt;bind_result($alarmid,$since,$acknowl,$description);</text:span></text:p>
      <text:p text:style-name="P6"><text:span text:style-name="T1"><text:s text:c="4"/>echo "&lt;table&gt;&lt;tr&gt;&lt;td&gt;Alarm&lt;/td&gt;&lt;td&gt;Description&lt;/td&gt;&lt;td&gt;Since&lt;/td&gt;&lt;td&gt;Acknowledged&lt;/td&gt;&lt;/tr&gt;";</text:span></text:p>
      <text:p text:style-name="P6"><text:span text:style-name="T1"><text:s text:c="4"/>while ($stmt-&gt;fetch()) {</text:span></text:p>
      <text:p text:style-name="P6"><text:span text:style-name="T1"><text:s text:c="8"/>if ($acknowl!=1){</text:span></text:p>
      <text:p text:style-name="P6"><text:span text:style-name="T1"><text:s text:c="12"/>echo "&lt;tr&gt;&lt;td&gt;$alarmid&lt;/td&gt;&lt;td&gt;$description&lt;/td&gt;&lt;td&gt;$since&lt;/td&gt;&lt;td&gt;$acknowl&lt;/td&gt;&lt;/tr&gt;";</text:span></text:p>
      <text:p text:style-name="P6"><text:span text:style-name="T1"><text:s text:c="8"/>}</text:span></text:p>
      <text:p text:style-name="P6"><text:soft-page-break/><text:span text:style-name="T1"><text:s text:c="4"/>}</text:span></text:p>
      <text:p text:style-name="P6"><text:span text:style-name="T1"><text:s text:c="4"/>echo "&lt;/table&gt;";</text:span></text:p>
      <text:p text:style-name="P6"><text:span text:style-name="T1"><text:s text:c="4"/>$stmt-&gt;close(); </text:span></text:p>
      <text:p text:style-name="P6"><text:span text:style-name="T1">} </text:span></text:p>
      <text:p text:style-name="P6"><text:span text:style-name="T1">else { <text:s/></text:span></text:p>
      <text:p text:style-name="P6"><text:span text:style-name="T1"><text:s text:c="4"/>echo "error";</text:span></text:p>
      <text:p text:style-name="P6"><text:span text:style-name="T1"><text:s text:c="4"/>$mysqli-&gt;close(); </text:span></text:p>
      <text:p text:style-name="P6"><text:span text:style-name="T1">} </text:span></text:p>
      <text:p text:style-name="P6"><text:span text:style-name="T1">echo "=====================================" . "&lt;br&gt;";</text:span></text:p>
      <text:p text:style-name="P6"><text:span text:style-name="T1">echo "&lt;h3&gt;Charts&lt;/h3&gt;";</text:span></text:p>
      <text:p text:style-name="P6"><text:span text:style-name="T1">if($stmt = $mysqli-&gt;prepare("Select MessageID, TimestampInfo FROM TransactionalLogs WHERE MessageID=13 OR MessageID=14 ORDER BY TimestampInfo")){</text:span></text:p>
      <text:p text:style-name="P6"><text:span text:style-name="T1"><text:s text:c="4"/>$stmt-&gt;execute();</text:span></text:p>
      <text:p text:style-name="P6"><text:span text:style-name="T1"><text:s text:c="4"/>$stmt-&gt;bind_result($idNum,$time);</text:span></text:p>
      <text:p text:style-name="P6"><text:span text:style-name="T1">}</text:span></text:p>
      <text:p text:style-name="P6"><text:span text:style-name="T1">$datat[]=array();</text:span></text:p>
      <text:p text:style-name="P6"><text:span text:style-name="T1">$datan[]=array();</text:span></text:p>
      <text:p text:style-name="P6"><text:span text:style-name="T1">while($stmt-&gt;fetch()){</text:span></text:p>
      <text:p text:style-name="P6"><text:span text:style-name="T1"><text:s text:c="4"/>$datat[]=$time;</text:span></text:p>
      <text:p text:style-name="P6"><text:span text:style-name="T1"><text:s text:c="4"/>$datan[]=$idNum;</text:span></text:p>
      <text:p text:style-name="P6"><text:span text:style-name="T1">}</text:span></text:p>
      <text:p text:style-name="P6"><text:span text:style-name="T1">?&gt;</text:span></text:p>
      <text:p text:style-name="P6"><text:span text:style-name="T1">&lt;script src='https://cdn.jsdelivr.net/npm/chart.js@2.8.0'&gt;&lt;/script&gt;</text:span></text:p>
      <text:p text:style-name="P6"><text:span text:style-name="T1">&lt;script&gt;var ctx = document.getElementById('chart1').getContext('2d');</text:span></text:p>
      <text:p text:style-name="P6"><text:span text:style-name="T1"><text:s text:c="4"/>var chart=newChart(ctx,{</text:span></text:p>
      <text:p text:style-name="P6"><text:span text:style-name="T1"><text:s text:c="8"/>type:'line',</text:span></text:p>
      <text:p text:style-name="P6"><text:span text:style-name="T1"><text:s text:c="8"/>data:{</text:span></text:p>
      <text:p text:style-name="P6"><text:span text:style-name="T1"><text:s text:c="12"/>labels:$datat,</text:span></text:p>
      <text:p text:style-name="P6"><text:span text:style-name="T1"><text:s text:c="12"/>datasets:[{label:'LED Tracking',</text:span></text:p>
      <text:p text:style-name="P6"><text:span text:style-name="T1"><text:s text:c="16"/>data:$datan</text:span></text:p>
      <text:p text:style-name="P6"><text:span text:style-name="T1"><text:s text:c="12"/>}]</text:span></text:p>
      <text:p text:style-name="P6"><text:span text:style-name="T1"><text:s text:c="8"/>},</text:span></text:p>
      <text:p text:style-name="P6"><text:span text:style-name="T1"><text:s text:c="8"/>options:{}</text:span></text:p>
      <text:p text:style-name="P6"><text:span text:style-name="T1"><text:s text:c="4"/>});</text:span></text:p>
      <text:p text:style-name="P6"><text:span text:style-name="T1">&lt;/script&gt;"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6-26T12:10:11.081000000</dc:date>
    <meta:editing-duration>PT38M12S</meta:editing-duration>
    <meta:editing-cycles>7</meta:editing-cycles>
    <meta:document-statistic meta:table-count="0" meta:image-count="0" meta:object-count="0" meta:page-count="15" meta:paragraph-count="659" meta:word-count="1750" meta:character-count="24274" meta:non-whitespace-character-count="15674"/>
  </office:meta>
</office:document-meta>
</file>